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3809de"/>
    </style:style>
    <style:style style:name="P3" style:family="paragraph" style:parent-style-name="Preformatted_20_Text">
      <style:text-properties officeooo:rsid="001bd92a" officeooo:paragraph-rsid="0026a4db"/>
    </style:style>
    <style:style style:name="P4" style:family="paragraph" style:parent-style-name="Preformatted_20_Text">
      <style:text-properties officeooo:rsid="001bd92a" officeooo:paragraph-rsid="00398515"/>
    </style:style>
    <style:style style:name="P5" style:family="paragraph" style:parent-style-name="Preformatted_20_Text">
      <style:text-properties officeooo:rsid="001bd92a" officeooo:paragraph-rsid="0039b036"/>
    </style:style>
    <style:style style:name="P6" style:family="paragraph" style:parent-style-name="Preformatted_20_Text">
      <style:text-properties fo:font-weight="bold" officeooo:rsid="00398515" officeooo:paragraph-rsid="0039b036" style:font-weight-asian="bold" style:font-weight-complex="bold"/>
    </style:style>
    <style:style style:name="P7" style:family="paragraph" style:parent-style-name="Preformatted_20_Text">
      <style:text-properties officeooo:rsid="0026a4db" officeooo:paragraph-rsid="003fbc74"/>
    </style:style>
    <style:style style:name="P8" style:family="paragraph" style:parent-style-name="Preformatted_20_Text">
      <style:text-properties officeooo:rsid="0026a4db" officeooo:paragraph-rsid="0026a4db"/>
    </style:style>
    <style:style style:name="P9" style:family="paragraph" style:parent-style-name="Preformatted_20_Text">
      <style:text-properties officeooo:rsid="0026a4db" officeooo:paragraph-rsid="0044b59b"/>
    </style:style>
    <style:style style:name="P10" style:family="paragraph" style:parent-style-name="Preformatted_20_Text">
      <style:text-properties officeooo:rsid="00414fb9" officeooo:paragraph-rsid="00414fb9"/>
    </style:style>
    <style:style style:name="P11" style:family="paragraph" style:parent-style-name="Preformatted_20_Text">
      <style:text-properties officeooo:rsid="0044b59b" officeooo:paragraph-rsid="0044b59b"/>
    </style:style>
    <style:style style:name="P12" style:family="paragraph" style:parent-style-name="Preformatted_20_Text">
      <style:text-properties officeooo:paragraph-rsid="00286772"/>
    </style:style>
    <style:style style:name="P13" style:family="paragraph" style:parent-style-name="Preformatted_20_Text">
      <style:text-properties officeooo:paragraph-rsid="003fbc74"/>
    </style:style>
    <style:style style:name="P14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5" style:family="paragraph" style:parent-style-name="Preformatted_20_Text">
      <style:paragraph-properties fo:margin-left="7.504cm" fo:margin-right="0cm" fo:text-indent="0cm" style:auto-text-indent="false"/>
      <style:text-properties officeooo:paragraph-rsid="001bd92a"/>
    </style:style>
    <style:style style:name="P16" style:family="paragraph" style:parent-style-name="Subtitle">
      <style:text-properties officeooo:rsid="001bd92a" officeooo:paragraph-rsid="001bd92a"/>
    </style:style>
    <style:style style:name="P17" style:family="paragraph" style:parent-style-name="Subtitle">
      <style:text-properties officeooo:paragraph-rsid="0036c8e2"/>
    </style:style>
    <style:style style:name="P18" style:family="paragraph" style:parent-style-name="Standard">
      <style:text-properties style:font-name="Liberation Mono" fo:font-size="10pt" officeooo:rsid="003c01e9" officeooo:paragraph-rsid="003c3062" style:font-size-asian="10pt" style:font-size-complex="10pt"/>
    </style:style>
    <style:style style:name="P19" style:family="paragraph" style:parent-style-name="Standard">
      <style:text-properties officeooo:rsid="003c01e9" officeooo:paragraph-rsid="004342b1"/>
    </style:style>
    <style:style style:name="P20" style:family="paragraph" style:parent-style-name="Standard">
      <style:text-properties officeooo:rsid="003fbc74" officeooo:paragraph-rsid="003fbc74"/>
    </style:style>
    <style:style style:name="P21" style:family="paragraph" style:parent-style-name="Standard">
      <style:text-properties officeooo:rsid="001bd92a" officeooo:paragraph-rsid="003fbc74"/>
    </style:style>
    <style:style style:name="P22" style:family="paragraph" style:parent-style-name="Standard">
      <style:text-properties officeooo:rsid="004342b1" officeooo:paragraph-rsid="004342b1"/>
    </style:style>
    <style:style style:name="P23" style:family="paragraph" style:parent-style-name="Standard">
      <style:text-properties officeooo:rsid="00446698" officeooo:paragraph-rsid="00446698"/>
    </style:style>
    <style:style style:name="P24" style:family="paragraph" style:parent-style-name="Standard">
      <style:text-properties officeooo:paragraph-rsid="004342b1"/>
    </style:style>
    <style:style style:name="P25" style:family="paragraph" style:parent-style-name="Standard">
      <style:text-properties officeooo:paragraph-rsid="0049d5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42b1" style:font-weight-asian="bold" style:font-weight-complex="bold"/>
    </style:style>
    <style:style style:name="T3" style:family="text">
      <style:text-properties officeooo:rsid="00216317"/>
    </style:style>
    <style:style style:name="T4" style:family="text">
      <style:text-properties officeooo:rsid="0026a4db"/>
    </style:style>
    <style:style style:name="T5" style:family="text">
      <style:text-properties officeooo:rsid="0022f7a9"/>
    </style:style>
    <style:style style:name="T6" style:family="text">
      <style:text-properties officeooo:rsid="002a0009"/>
    </style:style>
    <style:style style:name="T7" style:family="text">
      <style:text-properties officeooo:rsid="0035da92"/>
    </style:style>
    <style:style style:name="T8" style:family="text">
      <style:text-properties officeooo:rsid="003809de"/>
    </style:style>
    <style:style style:name="T9" style:family="text">
      <style:text-properties officeooo:rsid="004342b1"/>
    </style:style>
    <style:style style:name="T10" style:family="text">
      <style:text-properties officeooo:rsid="00446698"/>
    </style:style>
    <style:style style:name="T11" style:family="text">
      <style:text-properties officeooo:rsid="0044b59b"/>
    </style:style>
    <style:style style:name="T12" style:family="text">
      <style:text-properties officeooo:rsid="00477a59"/>
    </style:style>
    <style:style style:name="T13" style:family="text">
      <style:text-properties officeooo:rsid="001bd92a"/>
    </style:style>
    <style:style style:name="T14" style:family="text">
      <style:text-properties style:font-name="Liberation Mono" fo:font-size="10pt" officeooo:rsid="00477a59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4b3028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4bbe70" style:font-name-asian="Nimbus Mono L" style:font-size-asian="10pt" style:font-name-complex="Liberation Mono" style:font-size-complex="10pt"/>
    </style:style>
    <style:style style:name="T17" style:family="text">
      <style:text-properties officeooo:rsid="00484ff7"/>
    </style:style>
    <style:style style:name="T18" style:family="text">
      <style:text-properties officeooo:rsid="0049d5cb"/>
    </style:style>
    <style:style style:name="T19" style:family="text">
      <style:text-properties officeooo:rsid="004bbe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Разработка <text:span text:style-name="T3">пользовательского </text:span>Web-интерфейс<text:span text:style-name="T3">а</text:span></text:p>
      <text:p text:style-name="P15"><text:span text:style-name="T13">(с) Сергей Синица 20</text:span><text:span text:style-name="T14">2</text:span><text:span text:style-name="T16">3</text:span></text:p>
      <text:p text:style-name="P1"/>
      <text:p text:style-name="P17">ЗАДАНИЕ <text:span text:style-name="T12">8</text:span></text:p>
      <text:p text:style-name="P24"><text:span text:style-name="T12">Р</text:span><text:span text:style-name="T9">еализовать форму обратной связи </text:span><text:span text:style-name="T12">с полями </text:span><text:span text:style-name="T19">ФИО</text:span><text:span text:style-name="T12">, Email, </text:span><text:span text:style-name="T19">телефон, организация, </text:span><text:span text:style-name="T12">сообщение, чекбокс согласия с политикой обработки персональных данных</text:span><text:span text:style-name="T9">. Форма должна отображаться при клике на кнопку </text:span><text:span text:style-name="T12">в попапе поверх страницы</text:span><text:span text:style-name="T9">. На смартфоне форма должна полностью помещаться в экран без прокрутки.</text:span></text:p>
      <text:p text:style-name="P19"/>
      <text:p text:style-name="P24"><text:span text:style-name="T9">Внешний вид формы </text:span><text:span text:style-name="T12">произвольный</text:span><text:span text:style-name="T9">.</text:span></text:p>
      <text:p text:style-name="P19"/>
      <text:p text:style-name="P22">При отображении попапа с формой необходимо менять URL страницы с помощью History API. <text:span text:style-name="T10">Нажатие «Назад» в браузере должно закрывать форму.</text:span></text:p>
      <text:p text:style-name="P22"/>
      <text:p text:style-name="P25"><text:span text:style-name="T10">Данные из формы необходимо отправлять </text:span><text:span text:style-name="T17">по нажатию кнопки Отправить </text:span><text:span text:style-name="T11">без перезагрузки страницы </text:span><text:span text:style-name="T10">с помощью XHR, jQuery AJAX </text:span><text:span text:style-name="T12">или fetch </text:span><text:span text:style-name="T10">и сохранять на сервер. </text:span><text:span text:style-name="T11">Использовать </text:span><text:span text:style-name="T18">сервер</text:span><text:span text:style-name="T11"> готов</text:span><text:span text:style-name="T18">ого</text:span><text:span text:style-name="T11"> бекэнд</text:span><text:span text:style-name="T18">а</text:span><text:span text:style-name="T11"> для сохранения форм, например formcarry.com или slapform.com. После успешной отправки или ошибки отображать пользователю сообщение.</text:span></text:p>
      <text:p text:style-name="P23"/>
      <text:p text:style-name="P23">Последние введенные в форму значения сохранять и восстанавливать при повторном открытии страницы с помощью <text:span text:style-name="T11">LocalStorage</text:span> API. При отправке формы очищать <text:span text:style-name="T11">данные.</text:span></text:p>
      <text:p text:style-name="P20"/>
      <text:p text:style-name="P21"/>
      <text:p text:style-name="P16">СДАЧА РАБОТЫ И ОЦЕНИВАНИЕ</text:p>
      <text:p text:style-name="P1"><text:span text:style-name="T7">Страница</text:span> <text:span text:style-name="T7">или сайт </text:span>публикуется в интернете в виде статического веб-сайта, </text:p>
      <text:p text:style-name="P1">в Moodle на проверку отправляется ссылка на сайт.</text:p>
      <text:p text:style-name="P1"/>
      <text:p text:style-name="P1">Время выполнения задания до <text:span text:style-name="T9">4</text:span> часов, включая самостоятельную работу. </text:p>
      <text:p text:style-name="P1"/>
      <text:p text:style-name="P3">За задание выставляется <text:span text:style-name="T1">до </text:span><text:span text:style-name="T2">40</text:span><text:span text:style-name="T1"> баллов</text:span>:</text:p>
      <text:p text:style-name="P8">-<text:span text:style-name="T11">5</text:span> <text:span text:style-name="T11">отображение контактной формы;</text:span></text:p>
      <text:p text:style-name="P9">-<text:span text:style-name="T11">5</text:span> <text:span text:style-name="T11">корректное отображение контактной формы на мобильном устройстве;</text:span></text:p>
      <text:p text:style-name="P7">-<text:span text:style-name="T11">5</text:span> <text:span text:style-name="T11">смена URL при открытии формы и поддержка кнопки «назад» с помощью History API;</text:span></text:p>
      <text:p text:style-name="P13"><text:span text:style-name="T4">-</text:span><text:span text:style-name="T11">5 сохранение введенных ранее значений и их восстановление с помощью </text:span><text:span text:style-name="T15">LocalStorage</text:span><text:span text:style-name="T11">;</text:span></text:p>
      <text:p text:style-name="P9">-<text:span text:style-name="T11"> 5 отправка данных на сервер;</text:span></text:p>
      <text:p text:style-name="P9">-<text:span text:style-name="T11"> 5 отображение сообщения об ошибке и успешной отправке;</text:span></text:p>
      <text:p text:style-name="P2">-до <text:span text:style-name="T10">5</text:span> баллов за соблюдение стандартов кодирования HTML <text:span text:style-name="T4">и JavaScript</text:span>,</text:p>
      <text:p text:style-name="P4"><text:span text:style-name="T4">-до 5 баллов за отсутствие Error при валидации HTML-разметки по https://validator.w3.org/ и отсутствие Error и Warning при валидации JavaScript с помощью https://www.jslint.com/</text:span>. </text:p>
      <text:p text:style-name="P1"/>
      <text:p text:style-name="P5">Не допускается просрочка выполнения задания <text:span text:style-name="T6">(</text:span>просроченное задание оценивается в 0 баллов<text:span text:style-name="T6">)</text:span>.</text:p>
      <text:p text:style-name="P5"/>
      <text:p text:style-name="P10">За неточное соответствие макетам могут сниматься б<text:span text:style-name="T11">а</text:span>ллы.</text:p>
      <text:p text:style-name="P6"/>
      <text:p text:style-name="P18">Допускается использование библиотек JavaScript, например JQuery.</text:p>
      <text:p text:style-name="P1"/>
      <text:p text:style-name="Subtitle">МЕТОДИЧЕСКИЕ УКАЗАНИЯ </text:p>
      <text:p text:style-name="P12"><text:span text:style-name="T13">Ознакомьтесь </text:span><text:span text:style-name="T5">материалом по JavaScript в </text:span><text:span text:style-name="T13">раздел</text:span><text:span text:style-name="T5">е</text:span><text:span text:style-name="T13"> «</text:span><text:span text:style-name="T8">РАЗРАБОТКА КЛИЕНТСКИХ ВЕБ-ПРИЛОЖЕНИЙ</text:span><text:span text:style-name="T13">» учебного пособия "Веб-разработка и веб-сервисы" и содержанием лекции №</text:span><text:span text:style-name="T14">7-9</text:span><text:span text:style-name="T13">.</text:span></text:p>
      <text:p text:style-name="P10"/>
      <text:p text:style-name="P11"><text:soft-page-break/>При использовании сервиса бекэнда необходимо изучить его документации, примеры AJAX-отправки на них, например:</text:p>
      <text:p text:style-name="P11">https://slapform.com/docs/ajax-submission/</text:p>
      <text:p text:style-name="P11">https://formcarry.com/documentation/getting-deeper#using-aja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5f_1" style:display-name="Обычный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1T15:09:03.613288262</dc:date>
    <meta:editing-duration>P1DT22H55M33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315" meta:character-count="2461" meta:non-whitespace-character-count="2171"/>
  </office:meta>
</office:document-meta>
</file>